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1.42pt" svg:height="386.45pt" svg:x="88.95pt" svg:y="67.78pt">
            <loext:p draw:notify-on-update-of-ranges="Sheet1.B2:Sheet1.B5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/>
          <table:table-cell office:value-type="float" office:value="1.283" calcext:value-type="float">
            <text:p>1.283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/>
          <table:table-cell office:value-type="float" office:value="0.428" calcext:value-type="float">
            <text:p>0.428</text:p>
          </table:table-cell>
          <table:table-cell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e </meta:initial-creator>
    <meta:creation-date>2015-09-24T13:27:42.004633055</meta:creation-date>
    <dc:date>2015-09-25T11:22:46.541803102</dc:date>
    <dc:creator>cole </dc:creator>
    <meta:editing-duration>PT21H24M43S</meta:editing-duration>
    <meta:editing-cycles>1</meta:editing-cycles>
    <meta:document-statistic meta:table-count="1" meta:cell-count="8" meta:object-count="1"/>
    <meta:generator>LibreOffice/5.0.0.5$Linux_X86_64 LibreOffice_project/00m0$Build-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29cm" svg:height="13.634cm" xlink:href=".." xlink:type="simple" chart:class="chart:scatter" chart:style-name="ch1">
        <chart:title svg:x="6.162cm" svg:y="0.289cm" chart:style-name="ch2">
          <text:p>Molality versus Freezing Temperature Depression</text:p>
        </chart:title>
        <chart:plot-area chart:style-name="ch3" table:cell-range-address="Sheet1.B2:Sheet1.C5" svg:x="2.163cm" svg:y="1.312cm" svg:width="18.365cm" svg:height="11.394cm">
          <chartooo:coordinate-region svg:x="2.702cm" svg:y="1.509cm" svg:width="17.589cm" svg:height="11cm"/>
          <chart:axis chart:dimension="x" chart:name="primary-x" chart:style-name="ch4">
            <chart:title svg:x="9.703cm" svg:y="12.829cm" chart:style-name="ch5">
              <text:p>Molality of Solution (m)</text:p>
            </chart:title>
          </chart:axis>
          <chart:axis chart:dimension="y" chart:name="primary-y" chart:style-name="ch4">
            <chart:title svg:x="1.154cm" svg:y="7.669cm" chart:style-name="ch6">
              <text:p>ΔTf  (°C)</text:p>
            </chart:title>
            <chart:grid chart:style-name="ch7" chart:class="major"/>
          </chart:axis>
          <chart:series chart:style-name="ch8" chart:values-cell-range-address="Sheet1.C2:Sheet1.C5" chart:class="chart:scatter">
            <chart:domain table:cell-range-address="Sheet1.B2:Sheet1.B5"/>
            <chart:regression-curve chart:style-name="ch9">
              <chart:equation chart:display-equation="true" chart:display-r-square="true" svg:x="3.682cm" svg:y="10.801cm"/>
            </chart:regression-curve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">
                <text:p>1.71</text:p>
                <draw:g>
                  <svg:desc>Sheet1.B2:Sheet1.B5</svg:desc>
                </draw:g>
              </table:table-cell>
              <table:table-cell office:value-type="float" office:value="-5.2">
                <text:p>-5.2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3">
                <text:p>1.283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">
                <text:p>0.856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8">
                <text:p>0.428</text:p>
              </table:table-cell>
              <table:table-cell office:value-type="float" office:value="-0.8">
                <text:p>-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